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BodyTag.setTarget( String the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odyTag.doAfter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mpleBodyTag.setReplacement( String the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ody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